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" svg:font-family="'David CLM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style:writing-mode="lr-tb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P Exam for Netvertise</text:p>
      <text:p text:style-name="P2"/>
      <text:list xml:id="list123033374" text:style-name="L1">
        <text:list-item>
          <text:p text:style-name="P4">Implement a comment system – a form, that allows you to submit comments, save them in the DB, and display the comments.</text:p>
        </text:list-item>
        <text:list-item>
          <text:p text:style-name="P4">Implement an event manager class. It should implement the singleton pattern, and support plugable observers.</text:p>
          <text:p text:style-name="P5">The class will allow you to subscribe to events, fire events, and when the events are fired – call the approporiate callbacks.</text:p>
        </text:list-item>
        <text:list-item>
          <text:p text:style-name="P4">Create a db table to that will hold a list of observers, and will initialize them one by one.</text:p>
        </text:list-item>
        <text:list-item>
          <text:p text:style-name="P4">Implement an 'onSubmit' event for the comment submission.</text:p>
        </text:list-item>
        <text:list-item>
          <text:p text:style-name="P6">Write an observer, that subscribes to the 'onSubmit' event for the comment, fires on the submission of a new comment, and replaces all smileys with corresponding images of the smileys.</text:p>
        </text:list-item>
        <text:list-item>
          <text:p text:style-name="P4">All code should be covered with PHPDoc, and unit tests, including the event manager, the observer, and any other code.</text:p>
        </text:list-item>
      </text:list>
      <text:p text:style-name="P1"/>
      <text:p text:style-name="P1">Keep in mind, that usage of pre-existing frameworks is forbidden. Try to keep the code PEAR styled. All db code should be in a .sql file attached. Also, please attach a README file, with explanations as to how to run the code.</text:p>
      <text:p text:style-name="P1"/>
      <text:p text:style-name="P1">Good lu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avid CLM" svg:font-family="'David CLM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avid CLM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avid CLM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avid CLM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3T18:38:53</meta:creation-date>
    <dc:date>2012-03-06T16:31:59</dc:date>
    <meta:editing-duration>PT3M49S</meta:editing-duration>
    <meta:editing-cycles>6</meta:editing-cycles>
    <meta:generator>LibreOffice/3.5$Linux_X86_64 LibreOffice_project/7e68ba2-a744ebf-1f241b7-c506db1-7d53735</meta:generator>
    <meta:document-statistic meta:table-count="0" meta:image-count="0" meta:object-count="0" meta:page-count="1" meta:paragraph-count="10" meta:word-count="190" meta:character-count="396" meta:non-whitespace-character-count="901"/>
  </office:meta>
</office:document-meta>
</file>